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text-properties fo:color="#ff0000"/>
    </style:style>
    <style:style style:name="P4" style:family="paragraph" style:parent-style-name="Text_20_body">
      <style:text-properties fo:color="#ff3333" style:text-underline-style="none"/>
    </style:style>
    <style:style style:name="P5" style:family="paragraph" style:parent-style-name="Text_20_body" style:list-style-name="L1">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ff3333"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atenschutzerklärung</text:h>
      <text:section text:style-name="Sect1" text:name="datenschutzhinweise_html_text_output_div_de">
        <text:p text:style-name="Text_20_body">Personenbezogene Daten (nachfolgend zumeist nur „Daten“ genannt) werden von uns nur im Rahmen der Erforderlichkeit sowie zum Zwecke der Bereitstellung eines funktionsfähigen und nutzerfreundlichen Internetauftritts, inklusive seiner Inhalte und der dort angebotenen Leistungen, verarbeitet.</text:p>
        <text:p text:style-name="Text_20_body">Gemäß Art. 4 Ziffer 1. der Verordnung (EU) 2016/679, also der Datenschutz-Grundverordnung (nachfolgend nur „DSGVO“ genannt), gilt als „Verarbeitung“ jeder mit oder ohne Hilfe automatisierter Verfahren ausgeführter Vorgang oder jede solche Vorgangsreihe im Zusammenhang mit personenbezogenen Daten, wie das Erheben, das Erfassen, die Organisation, das Ordnen, die Speicherung, die Anpassung oder Veränderung, das Auslesen, das Abfragen, die Verwendung, die Offenlegung durch Übermittlung, Verbreitung oder eine andere Form der Bereitstellung, den Abgleich oder die Verknüpfung, die Einschränkung, das Löschen oder die Vernichtung.</text:p>
        <text:p text:style-name="Text_20_body">Mit der nachfolgenden Datenschutzerklärung informieren wir Sie insbesondere über Art, Umfang, Zweck, Dauer und Rechtsgrundlage der Verarbeitung personenbezogener Daten, soweit wir entweder allein oder gemeinsam mit anderen über die Zwecke und Mittel der Verarbeitung entscheiden. Zudem informieren wir Sie nachfolgend über die von uns zu Optimierungszwecken sowie zur Steigerung der Nutzungsqualität eingesetzten Fremdkomponenten, soweit hierdurch Dritte Daten in wiederum eigener Verantwortung verarbeiten.</text:p>
        <text:p text:style-name="Text_20_body">Unsere Datenschutzerklärung ist wie folgt gegliedert:</text:p>
        <text:p text:style-name="Text_20_body">I. Informationen über uns als Verantwortliche<text:line-break/>II. Rechte der Nutzer und Betroffenen<text:line-break/>III. Informationen zur Datenverarbeitung</text:p>
        <text:h text:style-name="Heading_20_3" text:outline-level="3">I. Informationen über uns als Verantwortliche</text:h>
        <text:p text:style-name="Text_20_body">Verantwortlicher Anbieter dieses Internetauftritts im datenschutzrechtlichen Sinne ist:</text:p>
        <text:p text:style-name="P1">Musterfirma/Musterunternehmer<text:line-break/>Musterstraße 1<text:line-break/>12345 Musterstadt<text:line-break/>Deutschland</text:p>
        <text:p text:style-name="P1">Telefon: Telefonnummer<text:line-break/>Telefax: Faxnummer<text:line-break/>E-Mail: <text:a xlink:type="simple" xlink:href="mailto:muster@mustermail.xy" text:style-name="Internet_20_link" text:visited-style-name="Visited_20_Internet_20_Link"><text:span text:style-name="T3">muster@mustermail.xy</text:span></text:a></text:p>
        <text:p text:style-name="P4"/>
        <text:p text:style-name="P1"/>
        <text:p text:style-name="P1"/>
        <text:p text:style-name="P1"/>
        <text:p text:style-name="P1"/>
        <text:p text:style-name="P1"/>
        <text:p text:style-name="P1"/>
        <text:p text:style-name="P1"/>
        <text:p text:style-name="P1"/>
        <text:h text:style-name="Heading_20_3" text:outline-level="3"><text:soft-page-break/>II. Rechte der Nutzer und Betroffenen</text:h>
        <text:p text:style-name="Text_20_body">Mit Blick auf die nachfolgend noch näher beschriebene Datenverarbeitung haben die Nutzer und Betroffenen das Recht</text:p>
        <text:list xml:id="list963463826012466362" text:style-name="L1">
          <text:list-item>
            <text:p text:style-name="P5">auf Bestätigung, ob sie betreffende Daten verarbeitet werden, auf Auskunft über die verarbeiteten Daten, auf weitere Informationen über die Datenverarbeitung sowie auf Kopien der Daten (vgl. auch Art. 15 DSGVO); </text:p>
          </text:list-item>
          <text:list-item>
            <text:p text:style-name="P5">auf Berichtigung oder Vervollständigung unrichtiger bzw. unvollständiger Daten (vgl. auch Art. 16 DSGVO); </text:p>
          </text:list-item>
          <text:list-item>
            <text:p text:style-name="P5">auf unverzügliche Löschung der sie betreffenden Daten (vgl. auch Art. 17 DSGVO), oder, alternativ, soweit eine weitere Verarbeitung gemäß Art. 17 Abs. 3 DSGVO erforderlich ist, auf Einschränkung der Verarbeitung nach Maßgabe von Art. 18 DSGVO; </text:p>
          </text:list-item>
          <text:list-item>
            <text:p text:style-name="P5">auf Erhalt der sie betreffenden und von ihnen bereitgestellten Daten und auf Übermittlung dieser Daten an andere Anbieter/Verantwortliche (vgl. auch Art. 20 DSGVO); </text:p>
          </text:list-item>
          <text:list-item>
            <text:p text:style-name="P2">auf Beschwerde gegenüber der Aufsichtsbehörde, sofern sie der Ansicht sind, dass die sie betreffenden Daten durch den Anbieter unter Verstoß gegen datenschutzrechtliche Bestimmungen verarbeitet werden (vgl. auch Art. 77 DSGVO). </text:p>
          </text:list-item>
        </text:list>
        <text:p text:style-name="Text_20_body">Darüber hinaus ist der Anbieter dazu verpflichtet, alle Empfänger, denen gegenüber Daten durch den Anbieter offengelegt worden sind, über jedwede Berichtigung oder Löschung von Daten oder die Einschränkung der Verarbeitung, die aufgrund der Artikel 16, 17 Abs. 1, 18 DSGVO erfolgt, zu unterrichten. Diese Verpflichtung besteht jedoch nicht, soweit diese Mitteilung unmöglich oder mit einem unverhältnismäßigen Aufwand verbunden ist. Unbeschadet dessen hat der Nutzer ein Recht auf Auskunft über diese Empfänger.</text:p>
        <text:p text:style-name="Text_20_body"><text:span text:style-name="Strong_20_Emphasis">Ebenfalls haben die Nutzer und Betroffenen nach Art. 21 DSGVO das Recht auf Widerspruch gegen die künftige Verarbeitung der sie betreffenden Daten, sofern die Daten durch den Anbieter nach Maßgabe von Art. 6 Abs. 1 lit. f) DSGVO verarbeitet werden. Insbesondere ist ein Widerspruch gegen die Datenverarbeitung zum Zwecke der Direktwerbung statthaft.</text:span></text:p>
        <text:h text:style-name="Heading_20_3" text:outline-level="3">III. Informationen zur Datenverarbeitung</text:h>
        <text:p text:style-name="Text_20_body">Ihre bei Nutzung unseres Internetauftritts verarbeiteten Daten werden gelöscht oder gesperrt, sobald der Zweck der Speicherung entfällt, der Löschung der Daten keine gesetzlichen Aufbewahrungspflichten entgegenstehen und nachfolgend keine anderslautenden Angaben zu einzelnen Verarbeitungsverfahren gemacht werden.</text:p>
        <text:h text:style-name="Heading_20_4" text:outline-level="4">Serverdaten</text:h>
        <text:p text:style-name="Text_20_body">Aus technischen Gründen, insbesondere zur Gewährleistung eines sicheren und stabilen Internetauftritts, werden Daten durch Ihren Internet-Browser an uns bzw. an unseren Webspace-Provider übermittelt. Mit diesen sog. Server-Logfiles werden u.a. Typ und Version Ihres Internetbrowsers, das Betriebssystem, die Website, von der aus Sie auf unseren Internetauftritt gewechselt haben (Referrer URL), die Website(s) unseres Internetauftritts, die Sie besuchen, Datum und Uhrzeit des jeweiligen Zugriffs sowie die IP-Adresse des Internetanschlusses, von dem aus die Nutzung unseres Internetauftritts erfolgt, erhoben.</text:p>
        <text:p text:style-name="Text_20_body">Diese so erhobenen Daten werden vorrübergehend gespeichert, dies jedoch nicht gemeinsam mit anderen Daten von Ihnen.</text:p>
        <text:p text:style-name="Text_20_body">Diese Speicherung erfolgt auf der Rechtsgrundlage von Art. 6 Abs. 1 lit. f) DSGVO. Unser berechtigtes Interesse liegt in der Verbesserung, Stabilität, Funktionalität und Sicherheit unseres Internetauftritts.</text:p>
        <text:p text:style-name="Text_20_body">Die Daten werden spätestens nach sieben Tage wieder gelöscht, soweit keine weitere Aufbewahrung <text:soft-page-break/>zu Beweiszwecken erforderlich ist. Andernfalls sind die Daten bis zur endgültigen Klärung eines Vorfalls ganz oder teilweise von der Löschung ausgenommen.</text:p>
        <text:h text:style-name="Heading_20_4" text:outline-level="4">Kontaktanfragen / Kontaktmöglichkeit</text:h>
        <text:p text:style-name="Text_20_body">Sofern Sie per Kontaktformular oder E-Mail mit uns in Kontakt treten, werden die dabei von Ihnen angegebenen Daten zur Bearbeitung Ihrer Anfrage genutzt. Die Angabe der Daten ist zur Bearbeitung und Beantwortung Ihre Anfrage erforderlich - ohne deren Bereitstellung können wir Ihre Anfrage nicht oder allenfalls eingeschränkt beantworten.</text:p>
        <text:p text:style-name="Text_20_body">Rechtsgrundlage für diese Verarbeitung ist Art. 6 Abs. 1 lit. b) DSGVO.</text:p>
        <text:p text:style-name="Text_20_body">Ihre Daten werden gelöscht, sofern Ihre Anfrage abschließend beantwortet worden ist und der Löschung keine gesetzlichen Aufbewahrungspflichten entgegenstehen, wie bspw. bei einer sich etwaig anschließenden Vertragsabwicklung.</text:p>
        <text:h text:style-name="Heading_20_3" text:outline-level="3">Verlinkung Social-Media über Grafik oder Textlink</text:h>
        <text:p text:style-name="Text_20_body">Wir bewerben auf unserer Webseite auch Präsenzen auf den nachstehend aufgeführten sozialen Netzwerken. Die Einbindung erfolgt dabei über eine verlinkte Grafik des jeweiligen Netzwerks. Durch den Einsatz dieser verlinkten Grafik wird verhindert, dass es bei dem Aufruf einer Website, die über eine Social-Media-Bewerbung verfügt, automatisch zu einem Verbindungsaufbau zum jeweiligen Server des sozialen Netzwerks kommt, um eine Grafik des jeweiligen Netzwerkes selbst darzustellen. Erst durch einen Klick auf die entsprechende Grafik wird der Nutzer zu dem Dienst des jeweiligen sozialen Netzwerks weitergeleitet.</text:p>
        <text:p text:style-name="Text_20_body">Nach der Weiterleitung des Nutzers werden durch das jeweilige Netzwerk Informationen über den Nutzer erfasst. Es kann hierbei nicht ausgeschlossen werden, dass eine Verarbeitung der so erhobenen  Daten in den USA stattfindet.</text:p>
        <text:p text:style-name="Text_20_body">Dies sind zunächst Daten wie IP-Adresse, Datum, Uhrzeit und besuchte Seite. Ist der Nutzer währenddessen in seinem Benutzerkonto des jeweiligen Netzwerks eingeloggt, kann der Netzwerk-Betreiber ggf. die gesammelten Informationen des konkreten Besuchs des Nutzers dem persönlichen Account des Nutzers zuordnen. Interagiert der Nutzer über einen „Teilen“-Button des jeweiligen Netzwerks, können diese Informationen in dem persönlichen Benutzerkonto des Nutzers gespeichert und ggf. veröffentlicht werden. Will der Nutzer verhindern, dass die gesammelten Informationen unmittelbar seinem Benutzerkonto zugeordnet werden, muss er sich vor dem Anklicken der Grafik ausloggen. Zudem besteht die Möglichkeit, das jeweilige Benutzerkonto entsprechend zu konfigurieren.</text:p>
        <text:p text:style-name="Text_20_body">Folgende soziale Netzwerke werden in unsere Seite durch Verlinkung eingebunden:</text:p>
        <text:h text:style-name="Heading_20_4" text:outline-level="4">facebook</text:h>
        <text:p text:style-name="Text_20_body">Facebook Ireland Limited, 4 Grand Canal Square, Dublin 2, Ireland, ein Tochterunternehmen der Facebook Inc., 1601 S. California Ave., Palo Alto, CA 94304, USA.</text:p>
        <text:p text:style-name="Text_20_body">Datenschutzerklärung: <text:a xlink:type="simple" xlink:href="https://www.facebook.com/policy.php" office:target-frame-name="_blank" xlink:show="new" text:style-name="Internet_20_link" text:visited-style-name="Visited_20_Internet_20_Link">https://www.facebook.com/policy.php</text:a></text:p>
        <text:p text:style-name="Text_20_body"><text:a xlink:type="simple" xlink:href="https://www.ratgeberrecht.eu/leistungen/muster-datenschutzerklaerung.html" office:target-frame-name="_blank" xlink:show="new" text:style-name="Internet_20_link" text:visited-style-name="Visited_20_Internet_20_Link">Muster-Datenschutzerklärung</text:a> der <text:a xlink:type="simple" xlink:href="https://www.ratgeberrecht.eu/datenschutz/datenschutzerklaerung-generator-dsgvo.html" office:target-frame-name="_blank" xlink:show="new" text:style-name="Internet_20_link" text:visited-style-name="Visited_20_Internet_20_Link">Anwaltskanzlei Weiß &amp; Partner</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7T12:47:41.95</meta:creation-date>
    <dc:date>2020-10-17T12:52:43.20</dc:date>
    <meta:editing-duration>PT1M59S</meta:editing-duration>
    <meta:editing-cycles>3</meta:editing-cycles>
    <meta:generator>OpenOffice/4.1.7$Win32 OpenOffice.org_project/417m1$Build-9800</meta:generator>
    <meta:document-statistic meta:table-count="0" meta:image-count="0" meta:object-count="0" meta:page-count="3" meta:paragraph-count="39" meta:word-count="1048" meta:character-count="8099"/>
  </office:meta>
</office:document-meta>
</file>